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3"/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048125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4.97416666666667cm" style:use-optimal-column-width="true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4.63020833333333cm" style:use-optimal-column-width="true"/>
    </style:style>
    <style:style style:name="co9" style:family="table-column">
      <style:table-column-properties fo:break-before="auto" style:column-width="1.77270833333333cm" style:use-optimal-column-width="true"/>
    </style:style>
    <style:style style:name="co10" style:family="table-column">
      <style:table-column-properties fo:break-before="auto" style:column-width="4.1275cm" style:use-optimal-column-width="true"/>
    </style:style>
    <style:style style:name="co11" style:family="table-column">
      <style:table-column-properties fo:break-before="auto" style:column-width="2.24895833333333cm" style:use-optimal-column-width="true"/>
    </style:style>
    <style:style style:name="co12" style:family="table-column">
      <style:table-column-properties fo:break-before="auto" style:column-width="1.984375cm" style:use-optimal-column-width="true"/>
    </style:style>
    <style:style style:name="co13" style:family="table-column">
      <style:table-column-properties fo:break-before="auto" style:column-width="3.36020833333333cm" style:use-optimal-column-width="true"/>
    </style:style>
    <style:style style:name="co14" style:family="table-column">
      <style:table-column-properties fo:break-before="auto" style:column-width="2.54cm" style:use-optimal-column-width="true"/>
    </style:style>
    <style:style style:name="co15" style:family="table-column">
      <style:table-column-properties fo:break-before="auto" style:column-width="3.413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zeing_a_Kafka_Clu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Message sizing</text:p>
          </table:table-cell>
          <table:table-cell table:number-columns-repeated="3" table:style-name="ce2"/>
          <table:table-cell office:value-type="string" table:style-name="ce2">
            <text:p>Number of Nodes</text:p>
          </table:table-cell>
          <table:table-cell table:number-columns-repeated="3" table:style-name="ce2"/>
          <table:table-cell office:value-type="string" table:style-name="ce2">
            <text:p>Network Utilization</text:p>
          </table:table-cell>
          <table:table-cell table:number-columns-repeated="16375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Avg size (bytes)</text:p>
          </table:table-cell>
          <table:table-cell office:value-type="float" office:value="512000" table:formula="of:=1024*500" table:style-name="ce3">
            <text:p>512000</text:p>
          </table:table-cell>
          <table:table-cell office:value-type="string" table:style-name="ce3">
            <text:p>bytes</text:p>
          </table:table-cell>
          <table:table-cell table:style-name="ce1"/>
          <table:table-cell office:value-type="string" table:style-name="ce1">
            <text:p>Total Broker Storage</text:p>
          </table:table-cell>
          <table:table-cell office:value-type="float" office:value="102400" table:formula="of:=100*1024" table:style-name="ce1">
            <text:p>102400</text:p>
          </table:table-cell>
          <table:table-cell office:value-type="string" table:style-name="ce1">
            <text:p>Gb</text:p>
          </table:table-cell>
          <table:table-cell table:style-name="ce1"/>
          <table:table-cell office:value-type="string" table:style-name="ce1">
            <text:p>Incoming byterate</text:p>
          </table:table-cell>
          <table:table-cell office:value-type="float" office:value="25600000" table:formula="of:=[.B11]*[.B6]" table:style-name="ce1">
            <text:p>25600000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g size (Kb)</text:p>
          </table:table-cell>
          <table:table-cell office:value-type="float" office:value="500" table:formula="of:=[.B6]/1024" table:style-name="ce1">
            <text:p>500</text:p>
          </table:table-cell>
          <table:table-cell office:value-type="string" table:style-name="ce1">
            <text:p>Kb</text:p>
          </table:table-cell>
          <table:table-cell table:style-name="ce1"/>
          <table:table-cell office:value-type="string" table:style-name="ce1">
            <text:p>Disk utilization</text:p>
          </table:table-cell>
          <table:table-cell office:value-type="percentage" office:value="1" table:style-name="ce4">
            <text:p>100%</text:p>
          </table:table-cell>
          <table:table-cell table:number-columns-repeated="2" table:style-name="ce1"/>
          <table:table-cell office:value-type="string" table:style-name="ce3">
            <text:p>Number of Subscribers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client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vg Size (Mb)</text:p>
          </table:table-cell>
          <table:table-cell office:value-type="float" office:value="0.48828125" table:formula="of:=[.B7]/1024" table:style-name="ce1">
            <text:p>0.48828125</text:p>
          </table:table-cell>
          <table:table-cell office:value-type="string" table:style-name="ce1">
            <text:p>Mb</text:p>
          </table:table-cell>
          <table:table-cell table:number-columns-repeated="5" table:style-name="ce1"/>
          <table:table-cell office:value-type="string" table:style-name="ce1">
            <text:p>Network bandwidth (bytes/sec)</text:p>
          </table:table-cell>
          <table:table-cell office:value-type="float" office:value="1073741824" table:formula="of:=[.J9]*1024*1024" table:style-name="ce1">
            <text:p>1073741824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table:number-columns-repeated="4" table:style-name="ce1"/>
          <table:table-cell office:value-type="string" table:style-name="ce5">
            <text:p>Number of Nodes</text:p>
          </table:table-cell>
          <table:table-cell office:value-type="float" office:value="3" table:formula="of:=MAX(ROUNDUP([.B18]/([.F6]*[.F7]);0);[.B14])" table:style-name="ce5">
            <text:p>3</text:p>
          </table:table-cell>
          <table:table-cell table:number-columns-repeated="2" table:style-name="ce1"/>
          <table:table-cell office:value-type="string" table:style-name="ce1">
            <text:p>Network bandwidth (Mb/sec)</text:p>
          </table:table-cell>
          <table:table-cell office:value-type="float" office:value="1024" table:formula="of:=[.J10]*1024" table:style-name="ce1">
            <text:p>1024</text:p>
          </table:table-cell>
          <table:table-cell office:value-type="string" table:style-name="ce1">
            <text:p>Mb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essages per day</text:p>
          </table:table-cell>
          <table:table-cell office:value-type="float" office:value="9600000" table:style-name="ce3">
            <text:p>9600000</text:p>
          </table:table-cell>
          <table:table-cell office:value-type="string" table:style-name="ce3">
            <text:p>messages/day</text:p>
          </table:table-cell>
          <table:table-cell table:number-columns-repeated="5" table:style-name="ce1"/>
          <table:table-cell office:value-type="string" table:style-name="ce3">
            <text:p>Network bandwidth (Gb/sec)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Gb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Messages per sec (Max)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sg/sec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1"/>
          <table:table-cell office:value-type="string" table:style-name="ce3">
            <text:p>Disk bandwidth (Mb/sec)</text:p>
          </table:table-cell>
          <table:table-cell office:value-type="float" office:value="550" table:style-name="ce3">
            <text:p>550</text:p>
          </table:table-cell>
          <table:table-cell office:value-type="string" table:style-name="ce3">
            <text:p>Mb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tention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day</text:p>
          </table:table-cell>
          <table:table-cell table:number-columns-repeated="5" table:style-name="ce1"/>
          <table:table-cell office:value-type="string" table:style-name="ce1">
            <text:p>Disk bandwidth (bytes/sec)</text:p>
          </table:table-cell>
          <table:table-cell office:value-type="float" office:value="576716800" table:formula="of:=[.J12]*1024*1024" table:style-name="ce1">
            <text:p>576716800</text:p>
          </table:table-cell>
          <table:table-cell office:value-type="string" table:style-name="ce1">
            <text:p>bytes/sec</text:p>
          </table:table-cell>
          <table:table-cell table:number-columns-repeated="16373"/>
        </table:table-row>
        <table:table-row table:style-name="ro1">
          <table:table-cell office:value-type="string" table:style-name="ce3">
            <text:p>Replication Factor</text:p>
          </table:table-cell>
          <table:table-cell office:value-type="float" office:value="3" table:style-name="ce3">
            <text:p>3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style-name="ce1">
            <text:p>Max net thoughput (Gb)</text:p>
          </table:table-cell>
          <table:table-cell office:value-type="float" office:value="7.152557373046875E-2" table:formula="of:=[.J17]/1024" table:style-name="ce1">
            <text:p>0.071525574</text:p>
          </table:table-cell>
          <table:table-cell office:value-type="string" table:style-name="ce1">
            <text:p>Gb/sec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torage</text:p>
          </table:table-cell>
          <table:table-cell office:value-type="float" office:value="98437500" table:formula="of:=ROUNDUP([.B8]*[.B10]*[.B13]*[.B14];0)" table:style-name="ce1">
            <text:p>98437500</text:p>
          </table:table-cell>
          <table:table-cell office:value-type="string" table:style-name="ce1">
            <text:p>Mb</text:p>
          </table:table-cell>
          <table:table-cell table:number-columns-repeated="5" table:style-name="ce1"/>
          <table:table-cell office:value-type="string" table:style-name="ce1">
            <text:p>Max net thoughput (Mb)</text:p>
          </table:table-cell>
          <table:table-cell office:value-type="float" office:value="73.2421875" table:formula="of:=[.B8]*[.B11]*[.B14]" table:style-name="ce1">
            <text:p>73.2421875</text:p>
          </table:table-cell>
          <table:table-cell office:value-type="string" table:style-name="ce1">
            <text:p>Mb/sec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float" office:value="96131" table:formula="of:=ROUNDUP([.B17]/1024;0)" table:style-name="ce1">
            <text:p>96131</text:p>
          </table:table-cell>
          <table:table-cell office:value-type="string" table:style-name="ce1">
            <text:p>Gb</text:p>
          </table:table-cell>
          <table:table-cell table:number-columns-repeated="16381" table:style-name="ce1"/>
        </table:table-row>
        <table:table-row table:style-name="ro1">
          <table:table-cell table:number-columns-repeated="8" table:style-name="ce1"/>
          <table:table-cell office:value-type="string" table:style-name="ce5">
            <text:p>Number of Nodes</text:p>
          </table:table-cell>
          <table:table-cell office:value-type="float" office:value="5" table:formula="of:=ROUNDUP(([.J6]*[.J7])/MIN([.J13];[.J8]);0)" table:style-name="ce5">
            <text:p>5</text:p>
          </table:table-cell>
          <table:table-cell table:style-name="ce6"/>
          <table:table-cell table:number-columns-repeated="16373"/>
        </table:table-row>
        <table:table-row table:style-name="ro1">
          <table:table-cell office:value-type="string" table:style-name="ce5">
            <text:p>Number of Nodes (Total)</text:p>
          </table:table-cell>
          <table:table-cell office:value-type="float" office:value="5" table:formula="of:=MAX([.F9];[.J19])" table:style-name="ce5">
            <text:p>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 table:style-name="ce2"/>
          <table:table-cell office:value-type="string" table:style-name="ce2">
            <text:p>Number of Partitions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7">
            <text:p>(care about latency)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5">
            <text:p>Partitions</text:p>
          </table:table-cell>
          <table:table-cell office:value-type="float" office:value="1500" table:formula="of:=100*[.B20]*[.B14]" table:style-name="ce5">
            <text:p>1500</text:p>
          </table:table-cell>
          <table:table-cell office:value-type="string" table:style-name="ce5">
            <text:p>partitions / broker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7">
            <text:p>For a Single partition (based on thoughput)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3">
            <text:p>Write Througput<text:s/>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3">
            <text:p>Read Througput<text:s/>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arget Througput</text:p>
          </table:table-cell>
          <table:table-cell office:value-type="float" office:value="73.2421875" table:formula="of:=[.J17]" table:style-name="ce1">
            <text:p>73.2421875</text:p>
          </table:table-cell>
          <table:table-cell office:value-type="string" table:style-name="ce1">
            <text:p>Mb/sec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5">
            <text:p>Number of partitions</text:p>
          </table:table-cell>
          <table:table-cell office:value-type="float" office:value="2" table:formula="of:=ROUNDUP(MAX([.F30]/[.F28];[.F30]/[.F29]);0)" table:style-name="ce5">
            <text:p>2</text:p>
          </table:table-cell>
          <table:table-cell office:value-type="string" table:style-name="ce5">
            <text:p>partitions / broker</text:p>
          </table:table-cell>
          <table:table-cell table:number-columns-repeated="16377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By_Topic" table:style-name="ta1"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5" table:default-cell-style-name="ce1"/>
        <table:table-column table:style-name="co4" table:number-columns-repeated="1637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Storage Factors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otal Storage (GB)</text:p>
          </table:table-cell>
          <table:table-cell office:value-type="float" office:value="2171.56" table:formula="of:=SUM([.K14:.K17])" table:style-name="ce1">
            <text:p>2171.5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8">
            <text:p>Incoming byterate (bytes/sec)</text:p>
          </table:table-cell>
          <table:table-cell office:value-type="float" office:value="667238900" table:formula="of:=SUM([.M14:.M17])" table:style-name="ce1">
            <text:p>667238900</text:p>
          </table:table-cell>
          <table:table-cell office:value-type="float" office:value="651600.48828125" table:formula="of:=[.C10]/1024" table:style-name="ce1">
            <text:p>651600.4883</text:p>
          </table:table-cell>
          <table:table-cell office:value-type="float" office:value="636.3286018371582" table:formula="of:=[.D10]/1024" table:style-name="ce1">
            <text:p>636.328601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8">
            <text:p>Max net thoughput (Mb/sec)</text:p>
          </table:table-cell>
          <table:table-cell office:value-type="float" office:value="1959.01" table:formula="of:=SUM([.N14:.N17])" table:style-name="ce1">
            <text:p>1959.01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Topic Name</text:p>
          </table:table-cell>
          <table:table-cell office:value-type="string" table:style-name="ce3">
            <text:p>Avg Size (bytes)</text:p>
          </table:table-cell>
          <table:table-cell office:value-type="string" table:style-name="ce3">
            <text:p>Avg Size (Mb)</text:p>
          </table:table-cell>
          <table:table-cell office:value-type="string" table:style-name="ce3">
            <text:p>Messages per day</text:p>
          </table:table-cell>
          <table:table-cell office:value-type="string" table:style-name="ce3">
            <text:p>Messages per sec (Max)</text:p>
          </table:table-cell>
          <table:table-cell office:value-type="string" table:style-name="ce3">
            <text:p>Retention (day)</text:p>
          </table:table-cell>
          <table:table-cell office:value-type="string" table:style-name="ce3">
            <text:p>Replication Factor</text:p>
          </table:table-cell>
          <table:table-cell table:style-name="ce1"/>
          <table:table-cell office:value-type="string" table:style-name="ce3">
            <text:p>Storage (MB)</text:p>
          </table:table-cell>
          <table:table-cell office:value-type="string" table:style-name="ce3">
            <text:p>Storage (GB)</text:p>
          </table:table-cell>
          <table:table-cell table:style-name="ce1"/>
          <table:table-cell office:value-type="string" table:style-name="ce8">
            <text:p>Incoming byterate (bytes/sec)</text:p>
          </table:table-cell>
          <table:table-cell office:value-type="string" table:style-name="ce8">
            <text:p>Max net thoughput (Mb)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pic1</text:p>
          </table:table-cell>
          <table:table-cell office:value-type="float" office:value="10" table:style-name="ce1">
            <text:p>10</text:p>
          </table:table-cell>
          <table:table-cell office:value-type="float" office:value="9.5367431640625E-6" table:formula="of:=([.C14]/1024)/1024" table:style-name="ce1">
            <text:p>9.53674E-06</text:p>
          </table:table-cell>
          <table:table-cell office:value-type="float" office:value="100000" table:style-name="ce1">
            <text:p>10000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7" table:formula="of:=ROUNDUP([.H14]*[.G14]*[.E14]*[.D14];0)" table:style-name="ce1">
            <text:p>27</text:p>
          </table:table-cell>
          <table:table-cell office:value-type="float" office:value="0.03" table:formula="of:=ROUNDUP([.J14]/1024;2)" table:style-name="ce1">
            <text:p>0.03</text:p>
          </table:table-cell>
          <table:table-cell table:style-name="ce1"/>
          <table:table-cell office:value-type="float" office:value="500" table:formula="of:=[.F14]*[.C14]" table:style-name="ce1">
            <text:p>500</text:p>
          </table:table-cell>
          <table:table-cell office:value-type="float" office:value="0.01" table:formula="of:=ROUNDUP([.H14]*[.F14]*[.D14];2)" table:style-name="ce1">
            <text:p>0.01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pic2</text:p>
          </table:table-cell>
          <table:table-cell office:value-type="float" office:value="1024" table:style-name="ce1">
            <text:p>1024</text:p>
          </table:table-cell>
          <table:table-cell office:value-type="float" office:value="9.765625E-4" table:formula="of:=([.C15]/1024)/1024" table:style-name="ce1">
            <text:p>0.000976563</text:p>
          </table:table-cell>
          <table:table-cell office:value-type="float" office:value="500000" table:style-name="ce1">
            <text:p>500000</text:p>
          </table:table-cell>
          <table:table-cell office:value-type="float" office:value="400" table:style-name="ce1">
            <text:p>400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508" table:formula="of:=ROUNDUP([.H15]*[.G15]*[.E15]*[.D15];0)" table:style-name="ce1">
            <text:p>20508</text:p>
          </table:table-cell>
          <table:table-cell office:value-type="float" office:value="20.03" table:formula="of:=ROUNDUP([.J15]/1024;2)" table:style-name="ce1">
            <text:p>20.03</text:p>
          </table:table-cell>
          <table:table-cell table:style-name="ce1"/>
          <table:table-cell office:value-type="float" office:value="409600" table:formula="of:=[.F15]*[.C15]" table:style-name="ce1">
            <text:p>409600</text:p>
          </table:table-cell>
          <table:table-cell office:value-type="float" office:value="1.18" table:formula="of:=ROUNDUP([.H15]*[.F15]*[.D15];2)" table:style-name="ce1">
            <text:p>1.1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pic3</text:p>
          </table:table-cell>
          <table:table-cell office:value-type="float" office:value="524288" table:formula="of:=1024*512" table:style-name="ce1">
            <text:p>524288</text:p>
          </table:table-cell>
          <table:table-cell office:value-type="float" office:value="0.5" table:formula="of:=([.C16]/1024)/1024" table:style-name="ce1">
            <text:p>0.5</text:p>
          </table:table-cell>
          <table:table-cell office:value-type="float" office:value="250000" table:style-name="ce1">
            <text:p>250000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500000" table:formula="of:=ROUNDUP([.H16]*[.G16]*[.E16]*[.D16];0)" table:style-name="ce1">
            <text:p>1500000</text:p>
          </table:table-cell>
          <table:table-cell office:value-type="float" office:value="1464.85" table:formula="of:=ROUNDUP([.J16]/1024;2)" table:style-name="ce1">
            <text:p>1464.85</text:p>
          </table:table-cell>
          <table:table-cell table:style-name="ce1"/>
          <table:table-cell office:value-type="float" office:value="52428800" table:formula="of:=[.F16]*[.C16]" table:style-name="ce1">
            <text:p>52428800</text:p>
          </table:table-cell>
          <table:table-cell office:value-type="float" office:value="200" table:formula="of:=ROUNDUP([.H16]*[.F16]*[.D16];2)" table:style-name="ce1">
            <text:p>2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pic4</text:p>
          </table:table-cell>
          <table:table-cell office:value-type="float" office:value="614400" table:formula="of:=1024*600" table:style-name="ce1">
            <text:p>614400</text:p>
          </table:table-cell>
          <table:table-cell office:value-type="float" office:value="0.5859375" table:formula="of:=([.C17]/1024)/1024" table:style-name="ce1">
            <text:p>0.5859375</text:p>
          </table:table-cell>
          <table:table-cell office:value-type="float" office:value="100000" table:style-name="ce1">
            <text:p>100000</text:p>
          </table:table-cell>
          <table:table-cell office:value-type="float" office:value="1000" table:style-name="ce1">
            <text:p>10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703125" table:formula="of:=ROUNDUP([.H17]*[.G17]*[.E17]*[.D17];0)" table:style-name="ce1">
            <text:p>703125</text:p>
          </table:table-cell>
          <table:table-cell office:value-type="float" office:value="686.65" table:formula="of:=ROUNDUP([.J17]/1024;2)" table:style-name="ce1">
            <text:p>686.65</text:p>
          </table:table-cell>
          <table:table-cell table:style-name="ce1"/>
          <table:table-cell office:value-type="float" office:value="614400000" table:formula="of:=[.F17]*[.C17]" table:style-name="ce1">
            <text:p>614400000</text:p>
          </table:table-cell>
          <table:table-cell office:value-type="float" office:value="1757.82" table:formula="of:=ROUNDUP([.H17]*[.F17]*[.D17];2)" table:style-name="ce1">
            <text:p>1757.82</text:p>
          </table:table-cell>
          <table:table-cell table:number-columns-repeated="1637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meta:initial-creator>Microsoft Office User</meta:initial-creator>
    <dc:creator>Pere Urbon-Bayes</dc:creator>
    <meta:creation-date>2019-01-23T15:22:19Z</meta:creation-date>
    <dc:date>2020-01-22T14:14:20Z</dc:date>
  </office:meta>
</office:document-meta>
</file>